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28in"/>
    </style:style>
    <style:style style:name="co4" style:family="table-column">
      <style:table-column-properties fo:break-before="auto" style:column-width="1.6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382in" svg:height="3.5457in" svg:x="0.4992in" svg:y="3.4571in">
            <draw:object draw:notify-on-update-of-ranges="Sheet1.A2:Sheet1.A2 Sheet1.B2:Sheet1.K2 Sheet1.A6:Sheet1.A6 Sheet1.B6:Sheet1.K6 Sheet1.A4:Sheet1.A4 Sheet1.B4:Sheet1.K4 Sheet1.A5:Sheet1.A5 Sheet1.B5:Sheet1.K5 Sheet1.A7:Sheet1.A7 Sheet1.B7:Sheet1.K7 Sheet1.A8:Sheet1.A8 Sheet1.B8:Sheet1.K8 Sheet1.A3:Sheet1.A3 Sheet1.B3:Sheet1.K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Slice 1</text:p>
          </table:table-cell>
          <table:table-cell office:value-type="string" calcext:value-type="string">
            <text:p>Slice 2</text:p>
          </table:table-cell>
          <table:table-cell office:value-type="string" calcext:value-type="string">
            <text:p>Slice 3</text:p>
          </table:table-cell>
          <table:table-cell office:value-type="string" calcext:value-type="string">
            <text:p>Slice 4</text:p>
          </table:table-cell>
          <table:table-cell office:value-type="string" calcext:value-type="string">
            <text:p>Slice 5</text:p>
          </table:table-cell>
          <table:table-cell office:value-type="string" calcext:value-type="string">
            <text:p>Slice 6</text:p>
          </table:table-cell>
          <table:table-cell office:value-type="string" calcext:value-type="string">
            <text:p>Slice 7</text:p>
          </table:table-cell>
          <table:table-cell office:value-type="string" calcext:value-type="string">
            <text:p>Slice 8</text:p>
          </table:table-cell>
          <table:table-cell office:value-type="string" calcext:value-type="string">
            <text:p>Slice 9</text:p>
          </table:table-cell>
          <table:table-cell office:value-type="string" calcext:value-type="string">
            <text:p>Slice 10</text:p>
          </table:table-cell>
          <table:table-cell office:value-type="string" calcext:value-type="string">
            <text:p>Notes</text:p>
          </table:table-cell>
          <table:table-cell table:number-columns-repeated="6"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string" calcext:value-type="string">
            <text:p>Input VI (auto. Segment.)</text:p>
          </table:table-cell>
          <table:table-cell table:style-name="ce1" office:value-type="float" office:value="0.456495226471" calcext:value-type="float">
            <text:p>0.456495226471</text:p>
          </table:table-cell>
          <table:table-cell table:style-name="ce1" office:value-type="float" office:value="0.429392255747" calcext:value-type="float">
            <text:p>0.429392255747</text:p>
          </table:table-cell>
          <table:table-cell table:style-name="ce1" office:value-type="float" office:value="0.418126257718" calcext:value-type="float">
            <text:p>0.418126257718</text:p>
          </table:table-cell>
          <table:table-cell table:style-name="ce1" office:value-type="float" office:value="0.417671556086" calcext:value-type="float">
            <text:p>0.417671556086</text:p>
          </table:table-cell>
          <table:table-cell table:style-name="ce1" office:value-type="float" office:value="0.490719699543" calcext:value-type="float">
            <text:p>0.490719699543</text:p>
          </table:table-cell>
          <table:table-cell table:style-name="ce1" office:value-type="float" office:value="0.462002769239" calcext:value-type="float">
            <text:p>0.462002769239</text:p>
          </table:table-cell>
          <table:table-cell table:style-name="ce1" office:value-type="float" office:value="0.585184084074" calcext:value-type="float">
            <text:p>0.585184084074</text:p>
          </table:table-cell>
          <table:table-cell table:style-name="ce1" office:value-type="float" office:value="0.634014826312" calcext:value-type="float">
            <text:p>0.634014826312</text:p>
          </table:table-cell>
          <table:table-cell table:style-name="ce1" office:value-type="float" office:value="0.65525434104" calcext:value-type="float">
            <text:p>0.65525434104</text:p>
          </table:table-cell>
          <table:table-cell table:style-name="ce1" office:value-type="float" office:value="0.596835205477" calcext:value-type="float">
            <text:p>0.596835205477</text:p>
          </table:table-cell>
          <table:table-cell table:number-columns-repeated="7"/>
          <table:table-cell table:formula="of:=AVERAGE([.B3:.J3])" office:value-type="float" office:value="0.505429001803333" calcext:value-type="float">
            <text:p/>
          </table:table-cell>
          <table:table-cell/>
        </table:table-row>
        <table:table-row table:style-name="ro2">
          <table:table-cell office:value-type="string" calcext:value-type="string">
            <text:p>Automatic</text:p>
          </table:table-cell>
          <table:table-cell table:style-name="ce1" office:value-type="float" office:value="0.41845093337431" calcext:value-type="float">
            <text:p>0.41845093337431</text:p>
          </table:table-cell>
          <table:table-cell table:style-name="ce1" office:value-type="float" office:value="0.392124874235111" calcext:value-type="float">
            <text:p>0.392124874235111</text:p>
          </table:table-cell>
          <table:table-cell table:style-name="ce1" office:value-type="float" office:value="0.424757985753695" calcext:value-type="float">
            <text:p>0.424757985753695</text:p>
          </table:table-cell>
          <table:table-cell table:style-name="ce1" office:value-type="float" office:value="0.421609118042095" calcext:value-type="float">
            <text:p>0.421609118042095</text:p>
          </table:table-cell>
          <table:table-cell table:style-name="ce1" office:value-type="float" office:value="0.420203095330288" calcext:value-type="float">
            <text:p>0.420203095330288</text:p>
          </table:table-cell>
          <table:table-cell table:style-name="ce1" office:value-type="float" office:value="0.422740644128964" calcext:value-type="float">
            <text:p>0.422740644128964</text:p>
          </table:table-cell>
          <table:table-cell table:style-name="ce1" office:value-type="float" office:value="0.556758333705156" calcext:value-type="float">
            <text:p>0.556758333705156</text:p>
          </table:table-cell>
          <table:table-cell table:style-name="ce1" office:value-type="float" office:value="0.676621983211119" calcext:value-type="float">
            <text:p>0.676621983211119</text:p>
          </table:table-cell>
          <table:table-cell table:style-name="ce1" office:value-type="float" office:value="0.614587946521205" calcext:value-type="float">
            <text:p>0.614587946521205</text:p>
          </table:table-cell>
          <table:table-cell table:style-name="ce1" office:value-type="float" office:value="0.621410009865201" calcext:value-type="float">
            <text:p>0.621410009865201</text:p>
          </table:table-cell>
          <table:table-cell office:value-type="string" calcext:value-type="string">
            <text:p>6 merges corrected, merges 912.851178169s, splits 155.140213966</text:p>
            <text:p>S</text:p>
          </table:table-cell>
          <table:table-cell table:number-columns-repeated="6"/>
          <table:table-cell table:formula="of:=AVERAGE([.B4:.J4])" office:value-type="float" office:value="0.483094990477994" calcext:value-type="float">
            <text:p/>
          </table:table-cell>
          <table:table-cell table:formula="of:=[.S3]-[.S4]" office:value-type="float" office:value="0.0223340113253397" calcext:value-type="float">
            <text:p/>
          </table:table-cell>
        </table:table-row>
        <table:table-row table:style-name="ro2">
          <table:table-cell office:value-type="string" calcext:value-type="string">
            <text:p>Automatic (just splits)</text:p>
          </table:table-cell>
          <table:table-cell table:style-name="ce1" office:value-type="float" office:value="0.444961690457808" calcext:value-type="float">
            <text:p>0.444961690457808</text:p>
          </table:table-cell>
          <table:table-cell table:style-name="ce1" office:value-type="float" office:value="0.394909591296766" calcext:value-type="float">
            <text:p>0.394909591296766</text:p>
          </table:table-cell>
          <table:table-cell table:style-name="ce1" office:value-type="float" office:value="0.424757985753695" calcext:value-type="float">
            <text:p>0.424757985753695</text:p>
          </table:table-cell>
          <table:table-cell table:style-name="ce1" office:value-type="float" office:value="0.421609118042095" calcext:value-type="float">
            <text:p>0.421609118042095</text:p>
          </table:table-cell>
          <table:table-cell table:style-name="ce1" office:value-type="float" office:value="0.438931688490364" calcext:value-type="float">
            <text:p>0.438931688490364</text:p>
          </table:table-cell>
          <table:table-cell table:style-name="ce1" office:value-type="float" office:value="0.422740644128964" calcext:value-type="float">
            <text:p>0.422740644128964</text:p>
          </table:table-cell>
          <table:table-cell table:style-name="ce1" office:value-type="float" office:value="0.556758333705156" calcext:value-type="float">
            <text:p>0.556758333705156</text:p>
          </table:table-cell>
          <table:table-cell table:style-name="ce1" office:value-type="float" office:value="0.676621983211119" calcext:value-type="float">
            <text:p>0.676621983211119</text:p>
          </table:table-cell>
          <table:table-cell table:style-name="ce1" office:value-type="float" office:value="0.649995663935666" calcext:value-type="float">
            <text:p>0.649995663935666</text:p>
          </table:table-cell>
          <table:table-cell table:style-name="ce1" office:value-type="float" office:value="0.62241321994359" calcext:value-type="float">
            <text:p>0.62241321994359</text:p>
          </table:table-cell>
          <table:table-cell table:style-name="ce1" office:value-type="string" calcext:value-type="string">
            <text:p>155.521562099 seconds</text:p>
          </table:table-cell>
          <table:table-cell table:number-columns-repeated="6"/>
          <table:table-cell table:formula="of:=AVERAGE([.B5:.J5])" office:value-type="float" office:value="0.492365188780181" calcext:value-type="float">
            <text:p/>
          </table:table-cell>
          <table:table-cell table:formula="of:=[.S3]-[.S5]" office:value-type="float" office:value="0.013063813023152" calcext:value-type="float">
            <text:p/>
          </table:table-cell>
        </table:table-row>
        <table:table-row table:style-name="ro1">
          <table:table-cell office:value-type="string" calcext:value-type="string">
            <text:p>User-guided</text:p>
          </table:table-cell>
          <table:table-cell table:style-name="ce1" office:value-type="float" office:value="0.390161631167889" calcext:value-type="float">
            <text:p>0.390161631167889</text:p>
          </table:table-cell>
          <table:table-cell office:value-type="float" office:value="0.378655213857218" calcext:value-type="float">
            <text:p>0.378655213857218</text:p>
          </table:table-cell>
          <table:table-cell office:value-type="float" office:value="0.3649150586826" calcext:value-type="float">
            <text:p>0.3649150586826</text:p>
          </table:table-cell>
          <table:table-cell office:value-type="float" office:value="0.343845013422225" calcext:value-type="float">
            <text:p>0.343845013422225</text:p>
          </table:table-cell>
          <table:table-cell office:value-type="float" office:value="0.388722716942198" calcext:value-type="float">
            <text:p>0.388722716942198</text:p>
          </table:table-cell>
          <table:table-cell office:value-type="float" office:value="0.370325692429893" calcext:value-type="float">
            <text:p>0.370325692429893</text:p>
          </table:table-cell>
          <table:table-cell office:value-type="float" office:value="0.426220388299985" calcext:value-type="float">
            <text:p>0.426220388299985</text:p>
          </table:table-cell>
          <table:table-cell office:value-type="float" office:value="0.459573298259048" calcext:value-type="float">
            <text:p>0.459573298259048</text:p>
          </table:table-cell>
          <table:table-cell office:value-type="float" office:value="0.430296861519487" calcext:value-type="float">
            <text:p>0.430296861519487</text:p>
          </table:table-cell>
          <table:table-cell office:value-type="float" office:value="0.390326227022304" calcext:value-type="float">
            <text:p>0.390326227022304</text:p>
          </table:table-cell>
          <table:table-cell office:value-type="string" calcext:value-type="string">
            <text:p>6 merges corrected, split error rate = 0, merges ran in 910.764736891s, splits in 193.574639797s</text:p>
          </table:table-cell>
          <table:table-cell table:number-columns-repeated="6"/>
          <table:table-cell table:formula="of:=AVERAGE([.B6:.J6])" office:value-type="float" office:value="0.394746208286727" calcext:value-type="float">
            <text:p/>
          </table:table-cell>
          <table:table-cell table:formula="of:=[.S3]-[.S6]" office:value-type="float" office:value="0.110682793516606" calcext:value-type="float">
            <text:p/>
          </table:table-cell>
        </table:table-row>
        <table:table-row table:style-name="ro1">
          <table:table-cell office:value-type="string" calcext:value-type="string">
            <text:p>Dojo (best user)</text:p>
          </table:table-cell>
          <table:table-cell table:style-name="ce1" office:value-type="float" office:value="0.376404316570806" calcext:value-type="float">
            <text:p>0.376404316570806</text:p>
          </table:table-cell>
          <table:table-cell table:style-name="ce1" office:value-type="float" office:value="0.351647247247305" calcext:value-type="float">
            <text:p>0.351647247247305</text:p>
          </table:table-cell>
          <table:table-cell table:style-name="ce1" office:value-type="float" office:value="0.40795474440394" calcext:value-type="float">
            <text:p>0.40795474440394</text:p>
          </table:table-cell>
          <table:table-cell table:style-name="ce1" office:value-type="float" office:value="0.453030685443527" calcext:value-type="float">
            <text:p>0.453030685443527</text:p>
          </table:table-cell>
          <table:table-cell table:style-name="ce1" office:value-type="float" office:value="0.489459557007444" calcext:value-type="float">
            <text:p>0.489459557007444</text:p>
          </table:table-cell>
          <table:table-cell table:style-name="ce1" office:value-type="float" office:value="0.47837141980718" calcext:value-type="float">
            <text:p>0.47837141980718</text:p>
          </table:table-cell>
          <table:table-cell table:style-name="ce1" office:value-type="float" office:value="0.469179784610529" calcext:value-type="float">
            <text:p>0.469179784610529</text:p>
          </table:table-cell>
          <table:table-cell table:style-name="ce1" office:value-type="float" office:value="0.485294505659996" calcext:value-type="float">
            <text:p>0.485294505659996</text:p>
          </table:table-cell>
          <table:table-cell table:style-name="ce1" office:value-type="float" office:value="0.49897197205284" calcext:value-type="float">
            <text:p>0.49897197205284</text:p>
          </table:table-cell>
          <table:table-cell table:style-name="ce1" office:value-type="float" office:value="0.463111696811727" calcext:value-type="float">
            <text:p>0.463111696811727</text:p>
          </table:table-cell>
          <table:table-cell table:number-columns-repeated="7"/>
          <table:table-cell table:formula="of:=AVERAGE([.B7:.J7])" office:value-type="float" office:value="0.445590470311508" calcext:value-type="float">
            <text:p/>
          </table:table-cell>
          <table:table-cell table:formula="of:=[.S3]-[.S7]" office:value-type="float" office:value="0.0598385314918259" calcext:value-type="float">
            <text:p/>
          </table:table-cell>
        </table:table-row>
        <table:table-row table:style-name="ro1">
          <table:table-cell office:value-type="string" calcext:value-type="string">
            <text:p>Dojo (avg. user)</text:p>
          </table:table-cell>
          <table:table-cell table:style-name="ce1" office:value-type="float" office:value="0.473186079360407" calcext:value-type="float">
            <text:p>0.473186079360407</text:p>
          </table:table-cell>
          <table:table-cell table:style-name="ce1" office:value-type="float" office:value="0.441214384618162" calcext:value-type="float">
            <text:p>0.441214384618162</text:p>
          </table:table-cell>
          <table:table-cell table:style-name="ce1" office:value-type="float" office:value="0.464510260295638" calcext:value-type="float">
            <text:p>0.464510260295638</text:p>
          </table:table-cell>
          <table:table-cell table:style-name="ce1" office:value-type="float" office:value="0.47903279861401" calcext:value-type="float">
            <text:p>0.47903279861401</text:p>
          </table:table-cell>
          <table:table-cell table:style-name="ce1" office:value-type="float" office:value="0.54835348531371" calcext:value-type="float">
            <text:p>0.54835348531371</text:p>
          </table:table-cell>
          <table:table-cell table:style-name="ce1" office:value-type="float" office:value="0.520952975271328" calcext:value-type="float">
            <text:p>0.520952975271328</text:p>
          </table:table-cell>
          <table:table-cell table:style-name="ce1" office:value-type="float" office:value="0.561439777339024" calcext:value-type="float">
            <text:p>0.561439777339024</text:p>
          </table:table-cell>
          <table:table-cell table:style-name="ce1" office:value-type="float" office:value="0.566996449790316" calcext:value-type="float">
            <text:p>0.566996449790316</text:p>
          </table:table-cell>
          <table:table-cell table:style-name="ce1" office:value-type="float" office:value="0.603788106418708" calcext:value-type="float">
            <text:p>0.603788106418708</text:p>
          </table:table-cell>
          <table:table-cell table:style-name="ce1" office:value-type="float" office:value="0.598663747244378" calcext:value-type="float">
            <text:p>0.598663747244378</text:p>
          </table:table-cell>
          <table:table-cell table:number-columns-repeated="7"/>
          <table:table-cell table:formula="of:=AVERAGE([.B8:.J8])" office:value-type="float" office:value="0.517719368557923" calcext:value-type="float">
            <text:p/>
          </table:table-cell>
          <table:table-cell table:formula="of:=[.S3]-[.S8]" office:value-type="float" office:value="-0.0122903667545893" calcext:value-type="float">
            <text:p/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Top Bins (vi diff)</text:p>
          </table:table-cell>
          <table:table-cell table:number-columns-repeated="19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7"/>
          <table:table-cell table:formula="of:=(912+155)/60" office:value-type="float" office:value="17.7833333333333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 table:number-rows-repeated="3">
          <table:table-cell table:number-columns-repeated="12"/>
          <table:table-cell table:style-name="ce1"/>
          <table:table-cell table:number-columns-repeated="7"/>
        </table:table-row>
        <table:table-row table:style-name="ro1">
          <table:table-cell table:number-columns-repeated="12"/>
          <table:table-cell table:style-name="ce1"/>
          <table:table-cell table:number-columns-repeated="4"/>
          <table:table-cell table:formula="of:=912/60" office:value-type="float" office:value="15.2" calcext:value-type="float">
            <text:p/>
          </table:table-cell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1"/>
          <table:table-cell table:number-columns-repeated="7"/>
        </table:table-row>
        <table:table-row table:style-name="ro1" table:number-rows-repeated="5">
          <table:table-cell table:number-columns-repeated="11"/>
          <table:table-cell table:style-name="ce1" table:number-columns-repeated="3"/>
          <table:table-cell table:number-columns-repeated="6"/>
        </table:table-row>
        <table:table-row table:style-name="ro1" table:number-rows-repeated="5">
          <table:table-cell table:number-columns-repeated="10"/>
          <table:table-cell table:style-name="ce1" table:number-columns-repeated="4"/>
          <table:table-cell table:number-columns-repeated="6"/>
        </table:table-row>
        <table:table-row table:style-name="ro1" table:number-rows-repeated="3">
          <table:table-cell table:number-columns-repeated="10"/>
          <table:table-cell table:style-name="ce1" table:number-columns-repeated="2"/>
          <table:table-cell table:number-columns-repeated="8"/>
        </table:table-row>
        <table:table-row table:style-name="ro1">
          <table:table-cell table:number-columns-repeated="10"/>
          <table:table-cell table:style-name="ce1"/>
          <table:table-cell table:number-columns-repeated="9"/>
        </table:table-row>
        <table:table-row table:style-name="ro1">
          <table:table-cell table:number-columns-repeated="10"/>
          <table:table-cell table:style-name="ce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02:37:23.232646000</meta:creation-date>
    <dc:date>2016-03-17T05:10:16.092679000</dc:date>
    <meta:editing-duration>PT1H1M24S</meta:editing-duration>
    <meta:editing-cycles>3</meta:editing-cycles>
    <meta:generator>LibreOffice/4.2.2.1$MacOSX_X86_64 LibreOffice_project/3be8cda0bddd8e430d8cda1ebfd581265cca5a0f</meta:generator>
    <meta:document-statistic meta:table-count="1" meta:cell-count="95" meta:object-count="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98cm" svg:height="9.007cm" xlink:href=".." xlink:type="simple" chart:class="chart:bar" chart:style-name="ch1">
        <chart:legend svg:x="20.717cm" svg:y="5.304cm" style:legend-expansion="custom" chartooo:width="4.553cm" chartooo:height="2.603cm" style:legend-expansion-aspect-ratio="1.74913561275451" chart:style-name="ch2"/>
        <chart:plot-area chart:style-name="ch3" table:cell-range-address="Sheet1.A2:Sheet1.K8" chart:data-source-has-labels="both" svg:x="1.524cm" svg:y="0.855cm" svg:width="22.956cm" svg:height="7.552cm">
          <chartooo:coordinate-region svg:x="2.273cm" svg:y="1.055cm" svg:width="22.207cm" svg:height="6.703cm"/>
          <chart:axis chart:dimension="x" chart:name="primary-x" chart:style-name="ch4" chartooo:axis-type="auto">
            <chartooo:date-scale/>
            <chart:categories table:cell-range-address="Sheet1.B2:Sheet1.K2"/>
          </chart:axis>
          <chart:axis chart:dimension="y" chart:name="primary-y" chart:style-name="ch5">
            <chart:title svg:x="0.451cm" svg:y="6.319cm" chart:style-name="ch6">
              <text:p>Variation of Information</text:p>
            </chart:title>
            <chart:grid chart:style-name="ch7" chart:class="major"/>
          </chart:axis>
          <chart:series chart:style-name="ch8" chart:values-cell-range-address="Sheet1.B6:Sheet1.K6" chart:label-cell-address="Sheet1.A6:Sheet1.A6" chart:class="chart:bar">
            <chart:data-point chart:repeated="10"/>
          </chart:series>
          <chart:series chart:style-name="ch9" chart:values-cell-range-address="Sheet1.B4:Sheet1.K4" chart:label-cell-address="Sheet1.A4:Sheet1.A4" chart:class="chart:bar">
            <chart:data-point chart:repeated="10"/>
          </chart:series>
          <chart:series chart:style-name="ch10" chart:values-cell-range-address="Sheet1.B5:Sheet1.K5" chart:label-cell-address="Sheet1.A5:Sheet1.A5" chart:class="chart:bar">
            <chart:data-point chart:repeated="10"/>
          </chart:series>
          <chart:series chart:style-name="ch11" chart:values-cell-range-address="Sheet1.B7:Sheet1.K7" chart:label-cell-address="Sheet1.A7:Sheet1.A7" chart:class="chart:bar">
            <chart:data-point chart:repeated="10"/>
          </chart:series>
          <chart:series chart:style-name="ch12" chart:values-cell-range-address="Sheet1.B8:Sheet1.K8" chart:label-cell-address="Sheet1.A8:Sheet1.A8" chart:class="chart:bar">
            <chart:data-point chart:repeated="10"/>
          </chart:series>
          <chart:series chart:style-name="ch13" chart:values-cell-range-address="Sheet1.B3:Sheet1.K3" chart:label-cell-address="Sheet1.A3:Sheet1.A3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ice 1</text:p>
                <draw:g>
                  <svg:desc>Sheet1.B2:Sheet1.K2</svg:desc>
                </draw:g>
              </table:table-cell>
              <table:table-cell office:value-type="string">
                <text:p>Slice 2</text:p>
              </table:table-cell>
              <table:table-cell office:value-type="string">
                <text:p>Slice 3</text:p>
              </table:table-cell>
              <table:table-cell office:value-type="string">
                <text:p>Slice 4</text:p>
              </table:table-cell>
              <table:table-cell office:value-type="string">
                <text:p>Slice 5</text:p>
              </table:table-cell>
              <table:table-cell office:value-type="string">
                <text:p>Slice 6</text:p>
              </table:table-cell>
              <table:table-cell office:value-type="string">
                <text:p>Slice 7</text:p>
              </table:table-cell>
              <table:table-cell office:value-type="string">
                <text:p>Slice 8</text:p>
              </table:table-cell>
              <table:table-cell office:value-type="string">
                <text:p>Slice 9</text:p>
              </table:table-cell>
              <table:table-cell office:value-type="string">
                <text:p>Slice 10</text:p>
              </table:table-cell>
            </table:table-row>
          </table:table-header-rows>
          <table:table-rows>
            <table:table-row>
              <table:table-cell office:value-type="string">
                <text:p>User-guided</text:p>
                <draw:g>
                  <svg:desc>Sheet1.A6:Sheet1.A6</svg:desc>
                </draw:g>
              </table:table-cell>
              <table:table-cell office:value-type="float" office:value="0.390161631167889">
                <text:p>0.390161631167889</text:p>
                <draw:g>
                  <svg:desc>Sheet1.B6:Sheet1.K6</svg:desc>
                </draw:g>
              </table:table-cell>
              <table:table-cell office:value-type="float" office:value="0.378655213857218">
                <text:p>0.378655213857218</text:p>
              </table:table-cell>
              <table:table-cell office:value-type="float" office:value="0.3649150586826">
                <text:p>0.3649150586826</text:p>
              </table:table-cell>
              <table:table-cell office:value-type="float" office:value="0.343845013422225">
                <text:p>0.343845013422225</text:p>
              </table:table-cell>
              <table:table-cell office:value-type="float" office:value="0.388722716942198">
                <text:p>0.388722716942198</text:p>
              </table:table-cell>
              <table:table-cell office:value-type="float" office:value="0.370325692429893">
                <text:p>0.370325692429893</text:p>
              </table:table-cell>
              <table:table-cell office:value-type="float" office:value="0.426220388299985">
                <text:p>0.426220388299985</text:p>
              </table:table-cell>
              <table:table-cell office:value-type="float" office:value="0.459573298259048">
                <text:p>0.459573298259048</text:p>
              </table:table-cell>
              <table:table-cell office:value-type="float" office:value="0.430296861519487">
                <text:p>0.430296861519487</text:p>
              </table:table-cell>
              <table:table-cell office:value-type="float" office:value="0.390326227022304">
                <text:p>0.390326227022304</text:p>
              </table:table-cell>
            </table:table-row>
            <table:table-row>
              <table:table-cell office:value-type="string">
                <text:p>Automatic</text:p>
                <draw:g>
                  <svg:desc>Sheet1.A4:Sheet1.A4</svg:desc>
                </draw:g>
              </table:table-cell>
              <table:table-cell office:value-type="float" office:value="0.41845093337431">
                <text:p>0.41845093337431</text:p>
                <draw:g>
                  <svg:desc>Sheet1.B4:Sheet1.K4</svg:desc>
                </draw:g>
              </table:table-cell>
              <table:table-cell office:value-type="float" office:value="0.392124874235111">
                <text:p>0.392124874235111</text:p>
              </table:table-cell>
              <table:table-cell office:value-type="float" office:value="0.424757985753695">
                <text:p>0.424757985753695</text:p>
              </table:table-cell>
              <table:table-cell office:value-type="float" office:value="0.421609118042095">
                <text:p>0.421609118042095</text:p>
              </table:table-cell>
              <table:table-cell office:value-type="float" office:value="0.420203095330288">
                <text:p>0.420203095330288</text:p>
              </table:table-cell>
              <table:table-cell office:value-type="float" office:value="0.422740644128964">
                <text:p>0.422740644128964</text:p>
              </table:table-cell>
              <table:table-cell office:value-type="float" office:value="0.556758333705156">
                <text:p>0.556758333705156</text:p>
              </table:table-cell>
              <table:table-cell office:value-type="float" office:value="0.676621983211119">
                <text:p>0.676621983211119</text:p>
              </table:table-cell>
              <table:table-cell office:value-type="float" office:value="0.614587946521205">
                <text:p>0.614587946521205</text:p>
              </table:table-cell>
              <table:table-cell office:value-type="float" office:value="0.621410009865201">
                <text:p>0.621410009865201</text:p>
              </table:table-cell>
            </table:table-row>
            <table:table-row>
              <table:table-cell office:value-type="string">
                <text:p>Automatic (just splits)</text:p>
                <draw:g>
                  <svg:desc>Sheet1.A5:Sheet1.A5</svg:desc>
                </draw:g>
              </table:table-cell>
              <table:table-cell office:value-type="float" office:value="0.444961690457808">
                <text:p>0.444961690457808</text:p>
                <draw:g>
                  <svg:desc>Sheet1.B5:Sheet1.K5</svg:desc>
                </draw:g>
              </table:table-cell>
              <table:table-cell office:value-type="float" office:value="0.394909591296766">
                <text:p>0.394909591296766</text:p>
              </table:table-cell>
              <table:table-cell office:value-type="float" office:value="0.424757985753695">
                <text:p>0.424757985753695</text:p>
              </table:table-cell>
              <table:table-cell office:value-type="float" office:value="0.421609118042095">
                <text:p>0.421609118042095</text:p>
              </table:table-cell>
              <table:table-cell office:value-type="float" office:value="0.438931688490364">
                <text:p>0.438931688490364</text:p>
              </table:table-cell>
              <table:table-cell office:value-type="float" office:value="0.422740644128964">
                <text:p>0.422740644128964</text:p>
              </table:table-cell>
              <table:table-cell office:value-type="float" office:value="0.556758333705156">
                <text:p>0.556758333705156</text:p>
              </table:table-cell>
              <table:table-cell office:value-type="float" office:value="0.676621983211119">
                <text:p>0.676621983211119</text:p>
              </table:table-cell>
              <table:table-cell office:value-type="float" office:value="0.649995663935666">
                <text:p>0.649995663935666</text:p>
              </table:table-cell>
              <table:table-cell office:value-type="float" office:value="0.62241321994359">
                <text:p>0.62241321994359</text:p>
              </table:table-cell>
            </table:table-row>
            <table:table-row>
              <table:table-cell office:value-type="string">
                <text:p>Dojo (best user)</text:p>
                <draw:g>
                  <svg:desc>Sheet1.A7:Sheet1.A7</svg:desc>
                </draw:g>
              </table:table-cell>
              <table:table-cell office:value-type="float" office:value="0.376404316570806">
                <text:p>0.376404316570806</text:p>
                <draw:g>
                  <svg:desc>Sheet1.B7:Sheet1.K7</svg:desc>
                </draw:g>
              </table:table-cell>
              <table:table-cell office:value-type="float" office:value="0.351647247247305">
                <text:p>0.351647247247305</text:p>
              </table:table-cell>
              <table:table-cell office:value-type="float" office:value="0.40795474440394">
                <text:p>0.40795474440394</text:p>
              </table:table-cell>
              <table:table-cell office:value-type="float" office:value="0.453030685443527">
                <text:p>0.453030685443527</text:p>
              </table:table-cell>
              <table:table-cell office:value-type="float" office:value="0.489459557007444">
                <text:p>0.489459557007444</text:p>
              </table:table-cell>
              <table:table-cell office:value-type="float" office:value="0.47837141980718">
                <text:p>0.47837141980718</text:p>
              </table:table-cell>
              <table:table-cell office:value-type="float" office:value="0.469179784610529">
                <text:p>0.469179784610529</text:p>
              </table:table-cell>
              <table:table-cell office:value-type="float" office:value="0.485294505659996">
                <text:p>0.485294505659996</text:p>
              </table:table-cell>
              <table:table-cell office:value-type="float" office:value="0.49897197205284">
                <text:p>0.49897197205284</text:p>
              </table:table-cell>
              <table:table-cell office:value-type="float" office:value="0.463111696811727">
                <text:p>0.463111696811727</text:p>
              </table:table-cell>
            </table:table-row>
            <table:table-row>
              <table:table-cell office:value-type="string">
                <text:p>Dojo (avg. user)</text:p>
                <draw:g>
                  <svg:desc>Sheet1.A8:Sheet1.A8</svg:desc>
                </draw:g>
              </table:table-cell>
              <table:table-cell office:value-type="float" office:value="0.473186079360407">
                <text:p>0.473186079360407</text:p>
                <draw:g>
                  <svg:desc>Sheet1.B8:Sheet1.K8</svg:desc>
                </draw:g>
              </table:table-cell>
              <table:table-cell office:value-type="float" office:value="0.441214384618162">
                <text:p>0.441214384618162</text:p>
              </table:table-cell>
              <table:table-cell office:value-type="float" office:value="0.464510260295638">
                <text:p>0.464510260295638</text:p>
              </table:table-cell>
              <table:table-cell office:value-type="float" office:value="0.47903279861401">
                <text:p>0.47903279861401</text:p>
              </table:table-cell>
              <table:table-cell office:value-type="float" office:value="0.54835348531371">
                <text:p>0.54835348531371</text:p>
              </table:table-cell>
              <table:table-cell office:value-type="float" office:value="0.520952975271328">
                <text:p>0.520952975271328</text:p>
              </table:table-cell>
              <table:table-cell office:value-type="float" office:value="0.561439777339024">
                <text:p>0.561439777339024</text:p>
              </table:table-cell>
              <table:table-cell office:value-type="float" office:value="0.566996449790316">
                <text:p>0.566996449790316</text:p>
              </table:table-cell>
              <table:table-cell office:value-type="float" office:value="0.603788106418708">
                <text:p>0.603788106418708</text:p>
              </table:table-cell>
              <table:table-cell office:value-type="float" office:value="0.598663747244378">
                <text:p>0.598663747244378</text:p>
              </table:table-cell>
            </table:table-row>
            <table:table-row>
              <table:table-cell office:value-type="string">
                <text:p>Input VI (auto. Segment.)</text:p>
                <draw:g>
                  <svg:desc>Sheet1.A3:Sheet1.A3</svg:desc>
                </draw:g>
              </table:table-cell>
              <table:table-cell office:value-type="float" office:value="0.456495226471">
                <text:p>0.456495226471</text:p>
                <draw:g>
                  <svg:desc>Sheet1.B3:Sheet1.K3</svg:desc>
                </draw:g>
              </table:table-cell>
              <table:table-cell office:value-type="float" office:value="0.429392255747">
                <text:p>0.429392255747</text:p>
              </table:table-cell>
              <table:table-cell office:value-type="float" office:value="0.418126257718">
                <text:p>0.418126257718</text:p>
              </table:table-cell>
              <table:table-cell office:value-type="float" office:value="0.417671556086">
                <text:p>0.417671556086</text:p>
              </table:table-cell>
              <table:table-cell office:value-type="float" office:value="0.490719699543">
                <text:p>0.490719699543</text:p>
              </table:table-cell>
              <table:table-cell office:value-type="float" office:value="0.462002769239">
                <text:p>0.462002769239</text:p>
              </table:table-cell>
              <table:table-cell office:value-type="float" office:value="0.585184084074">
                <text:p>0.585184084074</text:p>
              </table:table-cell>
              <table:table-cell office:value-type="float" office:value="0.634014826312">
                <text:p>0.634014826312</text:p>
              </table:table-cell>
              <table:table-cell office:value-type="float" office:value="0.65525434104">
                <text:p>0.65525434104</text:p>
              </table:table-cell>
              <table:table-cell office:value-type="float" office:value="0.596835205477">
                <text:p>0.5968352054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